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4"/>
        <table:table-column table:style-name="co6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rador Responsável 1</text:p>
          </table:table-cell>
          <table:table-cell table:style-name="ce1" office:value-type="string" calcext:value-type="string">
            <text:p>Telefone 1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Bloco</text:p>
          </table:table-cell>
          <table:table-cell table:style-name="ce1" office:value-type="string" calcext:value-type="string">
            <text:p>Morador Responsável 2</text:p>
          </table:table-cell>
          <table:table-cell table:style-name="ce1" office:value-type="string" calcext:value-type="string">
            <text:p>Telefone 2</text:p>
          </table:table-cell>
          <table:table-cell table:style-name="ce3" office:value-type="string" calcext:value-type="string">
            <text:p>Data Agend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1" calcext:value-type="date">
            <text:p>21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2" calcext:value-type="date">
            <text:p>22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2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3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4" calcext:value-type="date">
            <text:p>24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4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5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7" calcext:value-type="date">
            <text:p>27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7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8" calcext:value-type="date">
            <text:p>28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29" calcext:value-type="date">
            <text:p>29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0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30" calcext:value-type="date">
            <text:p>30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0-31" calcext:value-type="date">
            <text:p>31/10/2024</text:p>
          </table:table-cell>
          <table:table-cell office:value-type="string" calcext:value-type="string">
            <text:p>Reserv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1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1" calcext:value-type="date">
            <text:p>01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2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2" calcext:value-type="date">
            <text:p>02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3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3" calcext:value-type="date">
            <text:p>03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4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4" calcext:value-type="date">
            <text:p>04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5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5" calcext:value-type="date">
            <text:p>05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6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0</text:p>
          </table:table-cell>
          <table:table-cell office:value-type="date" office:date-value="2024-11-06" calcext:value-type="date">
            <text:p>06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7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7" calcext:value-type="date">
            <text:p>07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8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om Pendenci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19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09" calcext:value-type="date">
            <text:p>09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0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10" calcext:value-type="date">
            <text:p>10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1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ULL</text:p>
          </table:table-cell>
          <table:table-cell office:value-type="date" office:date-value="2024-11-11" calcext:value-type="date">
            <text:p>11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6</text:p>
          </table:table-cell>
          <table:table-cell office:value-type="date" office:date-value="2024-11-12" calcext:value-type="date">
            <text:p>12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3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7</text:p>
          </table:table-cell>
          <table:table-cell office:value-type="date" office:date-value="2024-11-13" calcext:value-type="date">
            <text:p>13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nrique Souza</text:p>
          </table:table-cell>
          <table:table-cell office:value-type="string" calcext:value-type="string">
            <text:p>(11) 0 0000 0024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(11) 0 0000 0008</text:p>
          </table:table-cell>
          <table:table-cell office:value-type="date" office:date-value="2024-11-14" calcext:value-type="date">
            <text:p>14/11/2024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DA</text:p>
          </table:table-cell>
          <table:table-cell office:value-type="string" calcext:value-type="string">
            <text:p>(11) 0 0000 0009</text:p>
          </table:table-cell>
          <table:table-cell table:number-columns-repeated="3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3:06:20.507000000</meta:creation-date>
    <dc:date>2024-10-21T23:36:25.726000000</dc:date>
    <meta:editing-duration>PT19M17S</meta:editing-duration>
    <meta:editing-cycles>2</meta:editing-cycles>
    <meta:generator>LibreOffice/24.8.2.1$Windows_X86_64 LibreOffice_project/0f794b6e29741098670a3b95d60478a65d05ef13</meta:generator>
    <meta:document-statistic meta:table-count="1" meta:cell-count="236" meta:object-count="0"/>
  </office:meta>
</office:document-meta>
</file>